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4545" officeooo:paragraph-rsid="00004545"/>
    </style:style>
    <style:style style:name="P2" style:family="paragraph" style:parent-style-name="Standard">
      <style:text-properties officeooo:rsid="000077ba" officeooo:paragraph-rsid="000077ba"/>
    </style:style>
    <style:style style:name="P3" style:family="paragraph" style:parent-style-name="Standard">
      <style:text-properties officeooo:rsid="000077ba" officeooo:paragraph-rsid="00018871"/>
    </style:style>
    <style:style style:name="P4" style:family="paragraph" style:parent-style-name="Standard">
      <style:text-properties officeooo:rsid="000077ba" officeooo:paragraph-rsid="00091020"/>
    </style:style>
    <style:style style:name="P5" style:family="paragraph" style:parent-style-name="Standard">
      <style:text-properties officeooo:rsid="000077ba" officeooo:paragraph-rsid="000e2d64"/>
    </style:style>
    <style:style style:name="P6" style:family="paragraph" style:parent-style-name="Standard">
      <style:text-properties officeooo:paragraph-rsid="00004545"/>
    </style:style>
    <style:style style:name="P7" style:family="paragraph" style:parent-style-name="Standard">
      <style:text-properties officeooo:rsid="00018871" officeooo:paragraph-rsid="00018871"/>
    </style:style>
    <style:style style:name="P8" style:family="paragraph" style:parent-style-name="Standard">
      <style:text-properties fo:font-size="20pt" style:text-underline-style="solid" style:text-underline-width="auto" style:text-underline-color="font-color" fo:font-weight="bold" officeooo:rsid="00018871" officeooo:paragraph-rsid="00018871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18pt" style:text-underline-style="solid" style:text-underline-width="auto" style:text-underline-color="font-color" fo:font-weight="bold" officeooo:rsid="00018871" officeooo:paragraph-rsid="00091020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style:text-underline-style="solid" style:text-underline-width="auto" style:text-underline-color="font-color" fo:font-weight="bold" officeooo:rsid="00018871" officeooo:paragraph-rsid="00018871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style:text-underline-style="solid" style:text-underline-width="auto" style:text-underline-color="font-color" fo:font-weight="bold" officeooo:rsid="00018871" officeooo:paragraph-rsid="000e2d64" style:font-size-asian="18pt" style:font-weight-asian="bold" style:font-size-complex="18pt" style:font-weight-complex="bold"/>
    </style:style>
    <style:style style:name="P12" style:family="paragraph" style:parent-style-name="Standard">
      <style:text-properties officeooo:rsid="000433c1" officeooo:paragraph-rsid="000433c1"/>
    </style:style>
    <style:style style:name="P13" style:family="paragraph" style:parent-style-name="Standard">
      <style:text-properties officeooo:paragraph-rsid="000467a7"/>
    </style:style>
    <style:style style:name="P14" style:family="paragraph" style:parent-style-name="Standard">
      <style:text-properties officeooo:rsid="0005de55" officeooo:paragraph-rsid="0005de55"/>
    </style:style>
    <style:style style:name="P15" style:family="paragraph" style:parent-style-name="Standard">
      <style:text-properties officeooo:rsid="0005fe99" officeooo:paragraph-rsid="0005fe99"/>
    </style:style>
    <style:style style:name="P16" style:family="paragraph" style:parent-style-name="Standard">
      <style:text-properties officeooo:rsid="00068218" officeooo:paragraph-rsid="00068218"/>
    </style:style>
    <style:style style:name="P17" style:family="paragraph" style:parent-style-name="Standard">
      <style:text-properties style:text-underline-style="solid" style:text-underline-width="auto" style:text-underline-color="font-color" officeooo:rsid="00018871" officeooo:paragraph-rsid="00018871"/>
    </style:style>
    <style:style style:name="P18" style:family="paragraph" style:parent-style-name="Standard">
      <style:text-properties officeooo:rsid="00030f91" officeooo:paragraph-rsid="00030f91"/>
    </style:style>
    <style:style style:name="P19" style:family="paragraph" style:parent-style-name="Standard">
      <style:text-properties fo:font-size="12pt" officeooo:rsid="000077ba" officeooo:paragraph-rsid="00091020" style:font-size-asian="10.5pt" style:font-size-complex="12pt"/>
    </style:style>
    <style:style style:name="P20" style:family="paragraph" style:parent-style-name="Standard">
      <style:text-properties officeooo:rsid="000e2d64" officeooo:paragraph-rsid="000e2d64"/>
    </style:style>
    <style:style style:name="P21" style:family="paragraph" style:parent-style-name="Standard">
      <style:text-properties style:text-underline-style="none" officeooo:rsid="000e2d64" officeooo:paragraph-rsid="000e2d64"/>
    </style:style>
    <style:style style:name="P22" style:family="paragraph" style:parent-style-name="Standard">
      <style:text-properties officeooo:rsid="00030f91" officeooo:paragraph-rsid="00030f91"/>
    </style:style>
    <style:style style:name="P23" style:family="paragraph" style:parent-style-name="Standard">
      <style:text-properties officeooo:rsid="000fc901" officeooo:paragraph-rsid="000fc901"/>
    </style:style>
    <style:style style:name="P24" style:family="paragraph" style:parent-style-name="Standard">
      <style:text-properties style:text-underline-style="none" officeooo:rsid="000fc901" officeooo:paragraph-rsid="000fc901"/>
    </style:style>
    <style:style style:name="P25" style:family="paragraph" style:parent-style-name="Standard">
      <style:text-properties style:text-underline-style="none" officeooo:rsid="0010c11c" officeooo:paragraph-rsid="0010c11c"/>
    </style:style>
    <style:style style:name="P26" style:family="paragraph" style:parent-style-name="Standard">
      <style:text-properties officeooo:rsid="00068218" officeooo:paragraph-rsid="00068218"/>
    </style:style>
    <style:style style:name="T1" style:family="text">
      <style:text-properties officeooo:rsid="000077ba"/>
    </style:style>
    <style:style style:name="T2" style:family="text">
      <style:text-properties officeooo:rsid="00004545"/>
    </style:style>
    <style:style style:name="T3" style:family="text">
      <style:text-properties officeooo:rsid="00018871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" style:family="text">
      <style:text-properties officeooo:rsid="00029d81"/>
    </style:style>
    <style:style style:name="T7" style:family="text">
      <style:text-properties officeooo:rsid="000467a7"/>
    </style:style>
    <style:style style:name="T8" style:family="text">
      <style:text-properties officeooo:rsid="0005fe99"/>
    </style:style>
    <style:style style:name="T9" style:family="text">
      <style:text-properties officeooo:rsid="00091020"/>
    </style:style>
    <style:style style:name="T10" style:family="text">
      <style:text-properties officeooo:rsid="000a12ae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officeooo:rsid="000a12ae" style:font-size-asian="11pt" style:font-size-complex="11pt"/>
    </style:style>
    <style:style style:name="T13" style:family="text">
      <style:text-properties officeooo:rsid="000ae181"/>
    </style:style>
    <style:style style:name="T14" style:family="text">
      <style:text-properties officeooo:rsid="000c7199"/>
    </style:style>
    <style:style style:name="T15" style:family="text">
      <style:text-properties officeooo:rsid="000e2d64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10c1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nom_d’utilisateur@nom</text:span><text:span text:style-name="T1">_</text:span><text:span text:style-name="T2">de_machine:</text:span><text:span text:style-name="T1">emplacement_de_mon_fichier</text:span></text:p>
      <text:p text:style-name="P1">$:utilisateur normal</text:p>
      <text:p text:style-name="P1"># : super utilisateur</text:p>
      <text:p text:style-name="P1"/>
      <text:p text:style-name="P7"><text:span text:style-name="T5">Commandes de base :</text:span> </text:p>
      <text:p text:style-name="P17"/>
      <text:p text:style-name="P1">Whoami <text:s text:c="2"/>= <text:tab/>Savoir qui je suis</text:p>
      <text:p text:style-name="P1">hostname <text:s/>=<text:tab/><text:span text:style-name="T3">S</text:span>avoir sur quelle machine je suis connecté</text:p>
      <text:p text:style-name="P1">pwd <text:s text:c="9"/>=<text:tab/>Savoir dans quel répertoire dans lequel je suis</text:p>
      <text:p text:style-name="P2">rm <text:tab/> <text:s text:c="4"/><text:span text:style-name="T3">=<text:tab/></text:span><text:span text:style-name="T8">P</text:span>ermet de supprimer un <text:span text:style-name="T8">fichier</text:span></text:p>
      <text:p text:style-name="P15">rm -r<text:tab/> <text:s text:c="4"/>=<text:tab/>Permet de supprimer un dossier</text:p>
      <text:p text:style-name="P12">cd x<text:tab/> <text:s text:c="4"/>=<text:tab/>Envoie vers le directoire x, si x n’est pas indiqué, envoie au home</text:p>
      <text:p text:style-name="P12">cd -<text:tab/> <text:s text:c="4"/>=<text:tab/>Envoie vers le fichier précedent</text:p>
      <text:p text:style-name="P13"><text:span text:style-name="T7">cd </text:span>˜<text:span text:style-name="T7">user <text:s text:c="3"/>=<text:tab/>Envoie au home de user</text:span></text:p>
      <text:p text:style-name="P14">echo $HOME <text:s/>=<text:tab/>Permet de connaître le home du user connecté</text:p>
      <text:p text:style-name="P16">ls -a<text:tab/> <text:s text:c="4"/>=<text:tab/>Permet d’afficher les fichiers cachés (avec un .)</text:p>
      <text:p text:style-name="P16">ls -l<text:tab/> <text:s text:c="4"/>=<text:tab/>Permet d’afficher les métadonnées des fichiers/dossier de mon répertoire<text:tab/></text:p>
      <text:p text:style-name="P23">whatis cmd = <text:s/>Cherche la description de la commande cmd</text:p>
      <text:p text:style-name="P23">apropos str = <text:tab/>Cherche toutes les lignes du manuel dans lesquels apparaissent la suite str</text:p>
      <text:p text:style-name="P8"><text:span text:style-name="T4">Historique :</text:span> </text:p>
      <text:p text:style-name="P2"/>
      <text:p text:style-name="P2">history  <text:s text:c="3"/><text:span text:style-name="T3">= <text:tab/></text:span>permet de voir l’historique des commandes</text:p>
      <text:p text:style-name="P2"/>
      <text:p text:style-name="P2">history -c <text:span text:style-name="T3">=</text:span> <text:tab/>permet de clear l’historique visiblement</text:p>
      <text:p text:style-name="P2">→ N’efface pas le fichier home/Mateo/.bash_history qui stock les commandes tapper par l’utilisateur Mateo</text:p>
      <text:p text:style-name="P2"/>
      <text:p text:style-name="P2">Limite de 1000 commandes de .bash_history, après, ca supprime automatiquement les plus anciennes commandes</text:p>
      <text:p text:style-name="P2"/>
      <text:p text:style-name="P3">Pour supprimer l’historique des commandes :<text:tab/> <text:s text:c="4"/>rm .bash_history </text:p>
      <text:p text:style-name="P2"/>
      <text:p text:style-name="P7">Pour ne pas afficher une commande sur l’historique : <text:s text:c="2"/>[espace][commande]</text:p>
      <text:p text:style-name="P7"/>
      <text:p text:style-name="P7">set + o <text:s/>history <text:s text:c="2"/>= <text:tab/>Désactive l’historique</text:p>
      <text:p text:style-name="P7">set – o history   <text:s/>= <text:tab/>Active l’historique</text:p>
      <text:p text:style-name="P2"/>
      <text:p text:style-name="P10">Autres:</text:p>
      <text:p text:style-name="P2"/>
      <text:p text:style-name="P2">adduser : créer un utilisateur et lui créer un répertoire</text:p>
      <text:p text:style-name="P2">useradd : créer un utilisateur mais sans lui créer de répertoire</text:p>
      <text:p text:style-name="P2">→ Nécessite le superuser</text:p>
      <text:p text:style-name="P2"/>
      <text:p text:style-name="P2">!<text:span text:style-name="T3">n  <text:s text:c="2"/>=<text:tab/> affiche et exécute la nième dernière commande</text:span></text:p>
      <text:p text:style-name="P2">!<text:span text:style-name="T3">n:p =<text:tab/> affiche simplement la nième dernière commande</text:span></text:p>
      <text:p text:style-name="P2">!!  <text:s text:c="3"/><text:span text:style-name="T3">=<text:tab/> affiche la dernière commande</text:span></text:p>
      <text:p text:style-name="P2">!!:s /<text:span text:style-name="T6">a/ab = vient remplacer a par ab</text:span></text:p>
      <text:p text:style-name="P2"/>
      <text:p text:style-name="P18">Si mon fichier commence par un . Il sera caché</text:p>
      <text:p text:style-name="P23">man -K « str » = Cherche dans toutes les pages du manuel la suite de caractère str</text:p>
      <text:p text:style-name="P18"/>
      <text:p text:style-name="P18"><text:soft-page-break/></text:p>
      <text:p text:style-name="P18"/>
      <text:p text:style-name="P18"/>
      <text:p text:style-name="P9"><text:span text:style-name="T9">Options</text:span>:</text:p>
      <text:p text:style-name="P4"/>
      <text:p text:style-name="P4">-<text:span text:style-name="T10">r (-- recursive): Permet d’exécuter la commande dans tous les fichiers </text:span><text:span text:style-name="T12">et sous dossiers du dossier ciblé</text:span></text:p>
      <text:p text:style-name="P19">-<text:span text:style-name="T10">f (--force) : Permet de forcer une exécution sans demander de confirmation et en ignorant la protection d’écriture</text:span></text:p>
      <text:p text:style-name="P19">-<text:span text:style-name="T10">i (--interactive) : Demande une confirmation avant d’exécuter la commande</text:span></text:p>
      <text:p text:style-name="P19">-<text:span text:style-name="T10">p (--parents) : Créer le répertoire parent si besoin </text:span><text:span text:style-name="T13">et ne fait pas d’erreur s’il existe dejà</text:span></text:p>
      <text:p text:style-name="P19">-<text:span text:style-name="T13">n<text:tab/><text:tab/>: <text:s/></text:span><text:span text:style-name="T14">Permet d’afficher les numéros des lignes</text:span></text:p>
      <text:p text:style-name="P19"/>
      <text:p text:style-name="P19"/>
      <text:p text:style-name="P19"/>
      <text:p text:style-name="P11"><text:span text:style-name="T15">Permissions</text:span>:</text:p>
      <text:p text:style-name="P5"/>
      <text:p text:style-name="P5">-rw------- 1 sasha sasha <text:s/>139 Sep 25 08:53 .bash_history <text:s/></text:p>
      <text:p text:style-name="P20">droits <text:s text:c="9"/>user <text:span text:style-name="T11">groupe <text:s/>octets Date de modif <text:s/>fichier concerné</text:span></text:p>
      <text:p text:style-name="P20">X123456789</text:p>
      <text:p text:style-name="P5"/>
      <text:p text:style-name="P20">X peut être un – s’il s’agit d’un fichier, d s’il s’agit d’un répertoire .</text:p>
      <text:p text:style-name="P20"/>
      <text:p text:style-name="P20">123 peut se remplacer par rwx selon les droits que l’on a l’<text:span text:style-name="T16">utilisateur</text:span></text:p>
      <text:p text:style-name="P20">456 peut se remplacer par rwx selon les droits que l’on a aux me<text:span text:style-name="T16">mbres du groupe</text:span></text:p>
      <text:p text:style-name="P21">789 peut se remplacer par rwx selon les droits que l’on a aux <text:span text:style-name="T16">autres utilisateurs</text:span></text:p>
      <text:p text:style-name="P21"><text:span text:style-name="T16"/></text:p>
      <text:p text:style-name="P24">Pour modifier les permissions il faut utiliser chmod, mais il y a deux manières de l’utiliser .</text:p>
      <text:p text:style-name="P24">Numérique :</text:p>
      <text:p text:style-name="P24">chmod 650 Repertoire/</text:p>
      <text:p text:style-name="P24">6 signifit que le propriétaire du répertoire à les permissions read et write (421)</text:p>
      <text:p text:style-name="P24">5 signifit que les membres du groupe du répertoire ont les droits read et execution</text:p>
      <text:p text:style-name="P24">0 signifit que les autres n’ont aucun droit</text:p>
      <text:p text:style-name="P24"/>
      <text:p text:style-name="P24">symbolique : </text:p>
      <text:p text:style-name="P24">chmod ug+<text:tab/><text:tab/>rw<text:span text:style-name="T17">x</text:span> <text:tab/>,<text:tab/><text:span text:style-name="T17">o+x</text:span><text:tab/><text:tab/>Repertoire/</text:p>
      <text:p text:style-name="P24">cmd <text:s text:c="4"/>user+group <text:s text:c="4"/><text:span text:style-name="T17">droits<text:tab/><text:tab/>other droits<text:tab/><text:tab/>repertoire</text:span></text:p>
      <text:p text:style-name="P24"/>
      <text:p text:style-name="P25">chmod u+rw,g+x bibliotheque/</text:p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09:02:51.771430218</meta:creation-date>
    <dc:date>2024-10-02T09:08:23.320891769</dc:date>
    <meta:editing-duration>PT54M16S</meta:editing-duration>
    <meta:editing-cycles>13</meta:editing-cycles>
    <meta:generator>LibreOffice/24.2.5.2$Linux_X86_64 LibreOffice_project/420$Build-2</meta:generator>
    <meta:document-statistic meta:table-count="0" meta:image-count="0" meta:object-count="0" meta:page-count="2" meta:paragraph-count="60" meta:word-count="532" meta:character-count="3240" meta:non-whitespace-character-count="2654"/>
  </office:meta>
</office:document-meta>
</file>